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visite ludique pour des étudiants de L1</text:p>
      <text:p text:style-name="Subtitle">atelier des JNF2024 (atelier 8)</text:p>
      <text:p text:style-name="Author">Damien Belvèze</text:p>
      <text:p text:style-name="Date">2024-01-25</text:p>
      <text:p text:style-name="Text_20_body">Université de Cergy, 24000 étudiants sur plusieurs sites y compris en dehors du bassin Cergysois (10 bibliothèques). Université pluridisciplinaire, BU Cerclades la plus ouverte dans le coeur de ville de Cergy (pas sur le campus)</text:p>
      <text:p text:style-name="Text_20_body">jeu sur smartphone dispositif d’accueil de première année (découvrir les espaces, découvrir les collections, découvrir les services) Les indices sont à collecter dans la bibliothèque et avec le concours des bibliothécaires présents. Ce jeu n’est pas évalué.</text:p>
      <text:p text:style-name="Text_20_body">Ce jeu est proposé courant octobre, novembre.</text:p>
      <text:p text:style-name="Text_20_body">Très en amont, on prépare le support Moodle. Il faut que les scolarités préparent formation des collègues magasiniers à assurer cette logistique. Nécessité de s’adapter aux appétences des collègues (certains ne se sentaient pas d’accueillir ces étudiants)</text:p>
      <text:p text:style-name="Text_20_body">2022 : 50 créneaux, 11 collègues impliqués, 750 étudiants ont réalisé le défi</text:p>
      <text:p text:style-name="Text_20_body">auto-inscription (pour ne pas avoir à embarquer la scola) indices fixes à flasher (pour qu’ils ne soient pas déplacés volontairement ou involontair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visite ludique pour des étudiants de L1</dc:title>
    <dc:description/>
    <dc:subject/>
    <meta:keyword/>
    <meta:initial-creator>Damien Belvèze</meta:initial-creator>
    <dc:creator>Damien Belvèze</dc:creator>
    <meta:creation-date>2024-01-26T17:55:25Z</meta:creation-date>
    <dc:date>2024-01-26T17:55:25Z</dc:date>
    <meta:user-defined meta:name="aliases" meta:value-type="string"/>
    <meta:user-defined meta:name="biblio_style" meta:value-type="string">csl.csl</meta:user-defined>
    <meta:user-defined meta:name="bibliography" meta:value-type="string">obsidian3.bib</meta:user-defined>
    <meta:user-defined meta:name="date" meta:value-type="string">2024-01-25</meta:user-defined>
    <meta:user-defined meta:name="id" meta:value-type="string">20240125_full online</meta:user-defined>
    <meta:user-defined meta:name="link_citations" meta:value-type="string">True</meta:user-defined>
    <meta:user-defined meta:name="subtitle" meta:value-type="string">atelier des JNF2024 (atelier 8)</meta:user-defined>
    <meta:user-defined meta:name="tags" meta:value-type="string"/>
  </office:meta>
</office:document-meta>
</file>